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 style:list-style-name="L1">
      <style:text-properties fo:font-size="10pt" fo:font-style="italic" style:font-size-asian="8.75pt" style:font-style-asian="italic" style:font-size-complex="10pt" style:font-style-complex="italic"/>
    </style:style>
    <style:style style:name="P3" style:family="paragraph" style:parent-style-name="Text_20_body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P4" style:family="paragraph" style:parent-style-name="Text_20_body" style:list-style-name="L1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6. Resource Handling</text:h>
      <text:p text:style-name="P1">Sub-topics:</text:p>
      <text:list xml:id="list1970845064" text:style-name="L1">
        <text:list-item>
          <text:p text:style-name="P2">RAII – What and why?</text:p>
        </text:list-item>
        <text:list-item>
          <text:p text:style-name="P2">Copy construction and the assignment operator</text:p>
        </text:list-item>
        <text:list-item>
          <text:p text:style-name="P2">What is the concept behind a <text:span text:style-name="T2">Counted SmartPointer</text:span></text:p>
        </text:list-item>
        <text:list-item>
          <text:p text:style-name="P4">What is <text:span text:style-name="T2">boost::shared_ptr</text:span> and how do you use it?</text:p>
        </text:list-item>
      </text:list>
      <text:p text:style-name="Horizontal_20_Line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arke Vad Andersen</meta:initial-creator>
    <meta:creation-date>2012-06-11T16:02:52</meta:creation-date>
    <dc:date>2012-06-11T16:04:15</dc:date>
    <dc:creator>Bjarke Vad Andersen</dc:creator>
    <meta:editing-duration>P0D</meta:editing-duration>
    <meta:editing-cycles>1</meta:editing-cycles>
    <meta:document-statistic meta:table-count="0" meta:image-count="0" meta:object-count="0" meta:page-count="1" meta:paragraph-count="6" meta:word-count="36" meta:character-count="197" meta:non-whitespace-character-count="171"/>
    <meta:generator>LibreOffice/3.5$Linux_X86_64 LibreOffice_project/350m1$Build-2</meta:generator>
  </office:meta>
</office:document-meta>
</file>